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4.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7cm" svg:height="1.4cm" svg:x="2.2cm" svg:y="2.5cm">
          <text:p text:style-name="P1">Agent 1</text:p>
          <text:p text:style-name="P1"><text:span text:style-name="T1">führt proaktive Aktion a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cm" svg:height="1.4cm" svg:x="4.4cm" svg:y="4.3cm">
          <text:p text:style-name="P1">Agent 2</text:p>
          <text:p text:style-name="P1"><text:span text:style-name="T1">reagiert auf <text:s/>Aktion von Agen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7cm" svg:height="1.4cm" svg:x="11.1cm" svg:y="7.8cm">
          <text:p text:style-name="P1">Agent 3</text:p>
          <text:p text:style-name="P1"><text:span text:style-name="T1">reagiert auf Aktion von Agent 2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cm" svg:height="1.4cm" svg:x="7.5cm" svg:y="6cm">
          <text:p text:style-name="P1">Agent 2</text:p>
          <text:p text:style-name="P1"><text:span text:style-name="T1">führt reaktive Aktion au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15:49:21.071585482</meta:creation-date>
    <dc:date>2018-03-15T16:00:27.994496934</dc:date>
    <meta:editing-duration>PT48S</meta:editing-duration>
    <meta:editing-cycles>1</meta:editing-cycles>
    <meta:document-statistic meta:object-count="4"/>
    <meta:generator>LibreOffice/5.4.5.1$Linux_X86_64 LibreOffice_project/40m0$Build-1</meta:generator>
  </office:meta>
</office:document-meta>
</file>